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427" officeooo:paragraph-rsid="000ac427"/>
    </style:style>
    <style:style style:name="P2" style:family="paragraph" style:parent-style-name="Text_20_body">
      <style:paragraph-properties fo:margin-top="0cm" fo:margin-bottom="0.247cm" style:contextual-spacing="false" fo:line-height="138%" style:writing-mode="lr-tb"/>
      <style:text-properties fo:font-variant="normal" fo:text-transform="none" fo:color="#00000a" style:text-line-through-style="none" style:text-line-through-type="none" style:font-name="Georgia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a" style:text-line-through-style="none" style:text-line-through-type="none" style:font-name="Georgia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producing Autonomy</text:p>
      <text:p text:style-name="Text_20_body"><text:span text:style-name="T1">Work, Money, Crisis and Contemporary Art</text:span></text:p>
      <text:p text:style-name="Text_20_body"/>
      <text:p text:style-name="P1"><text:span text:style-name="T1">by </text:span><text:span text:style-name="T2">Kerstin Stakemeier &amp; Marina Vishmidt</text:span></text:p>
      <text:p text:style-name="P1"/>
      <text:p text:style-name="P1"/>
      <text:p text:style-name="P1"/>
      <text:p text:style-name="P1"/>
      <text:p text:style-name="P1"><text:span text:style-name="T2">Mute Books, Lond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 </meta:initial-creator>
    <meta:creation-date>2016-04-22T10:08:00.404526471</meta:creation-date>
    <meta:generator>LibreOffice/4.2.8.2$Linux_x86 LibreOffice_project/420m0$Build-2</meta:generator>
    <dc:date>2016-04-22T10:10:53.147267439</dc:date>
    <dc:creator>ai </dc:creator>
    <meta:editing-duration>PT11S</meta:editing-duration>
    <meta:editing-cycles>2</meta:editing-cycles>
    <meta:document-statistic meta:table-count="0" meta:image-count="0" meta:object-count="0" meta:page-count="1" meta:paragraph-count="4" meta:word-count="17" meta:character-count="117" meta:non-whitespace-character-count="104"/>
  </office:meta>
</office:document-meta>
</file>